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ans" svg:font-family="Sans" style:font-family-generic="swiss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d83c7" officeooo:paragraph-rsid="000d83c7" style:font-size-asian="10pt" style:font-size-complex="10pt"/>
    </style:style>
    <style:style style:name="P2" style:family="paragraph" style:parent-style-name="Standard">
      <style:text-properties fo:font-size="10pt" officeooo:rsid="000d83c7" officeooo:paragraph-rsid="0017fdb5" style:font-size-asian="10pt" style:font-size-complex="10pt"/>
    </style:style>
    <style:style style:name="P3" style:family="paragraph" style:parent-style-name="Standard">
      <style:text-properties fo:font-size="10pt" officeooo:rsid="000f2d6c" officeooo:paragraph-rsid="0017fdb5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0f2d6c" officeooo:paragraph-rsid="0017fdb5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0f2d6c" officeooo:paragraph-rsid="0017fdb5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0d83c7" officeooo:paragraph-rsid="0017fdb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0f2d6c" officeooo:paragraph-rsid="0017fdb5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.75pt" fo:font-weight="normal" officeooo:rsid="00104ccf" officeooo:paragraph-rsid="00104cc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.75pt" fo:font-weight="normal" officeooo:rsid="00104ccf" officeooo:paragraph-rsid="0013154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.75pt" fo:font-weight="normal" officeooo:rsid="00104ccf" officeooo:paragraph-rsid="00138511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9.75pt" fo:font-weight="bold" officeooo:rsid="00104ccf" officeooo:paragraph-rsid="00104ccf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9.75pt" fo:font-weight="bold" officeooo:rsid="00104ccf" officeooo:paragraph-rsid="00131541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9.75pt" fo:font-weight="bold" officeooo:rsid="00104ccf" officeooo:paragraph-rsid="0013851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0pt" fo:font-weight="bold" officeooo:rsid="000f2d6c" officeooo:paragraph-rsid="0013154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sans-serif" fo:font-size="10pt" fo:font-weight="bold" officeooo:rsid="000f2d6c" officeooo:paragraph-rsid="0013154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sans-serif" fo:font-size="10pt" fo:font-weight="bold" officeooo:rsid="000f2d6c" officeooo:paragraph-rsid="0013851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0pt" fo:font-weight="normal" officeooo:rsid="000f2d6c" officeooo:paragraph-rsid="00131541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0pt" fo:font-weight="normal" officeooo:rsid="000f2d6c" officeooo:paragraph-rsid="0017fdb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4pt" fo:font-weight="normal" officeooo:rsid="00104ccf" officeooo:paragraph-rsid="0013851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4pt" fo:font-weight="normal" officeooo:rsid="00104ccf" officeooo:paragraph-rsid="0013154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4pt" fo:font-weight="normal" officeooo:rsid="00104ccf" officeooo:paragraph-rsid="00104cc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4pt" fo:font-weight="normal" officeooo:rsid="00104ccf" officeooo:paragraph-rsid="0017fdb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14pt" fo:language="pl" fo:country="PL" fo:font-weight="normal" officeooo:rsid="00104ccf" officeooo:paragraph-rsid="001a378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104ccf" officeooo:paragraph-rsid="0013851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104ccf" officeooo:paragraph-rsid="0013154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104ccf" officeooo:paragraph-rsid="00104cc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104ccf" officeooo:paragraph-rsid="0017fdb5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e181e" style:font-name="sans-serif" fo:font-size="9.75pt" fo:font-weight="bold" officeooo:rsid="00104ccf" officeooo:paragraph-rsid="00104ccf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04ccf" officeooo:paragraph-rsid="001989a9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0pt" fo:language="pl" fo:country="PL" fo:font-weight="bold" officeooo:rsid="001a3ebf" officeooo:paragraph-rsid="001a3ebf" style:font-size-asian="8.75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language="pl" fo:country="PL" fo:font-weight="bold" officeooo:rsid="001a3ebf" officeooo:paragraph-rsid="001a3ebf" style:font-size-asian="8.75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language="pl" fo:country="PL" fo:font-weight="bold" officeooo:rsid="001b0617" officeooo:paragraph-rsid="001b0617" style:font-size-asian="8.75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language="pl" fo:country="PL" fo:font-weight="normal" officeooo:rsid="001a3ebf" officeooo:paragraph-rsid="001a3ebf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pt" fo:language="pl" fo:country="PL" fo:font-weight="normal" officeooo:rsid="001b0617" officeooo:paragraph-rsid="001b0617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4pt" fo:language="pl" fo:country="PL" fo:font-weight="bold" officeooo:rsid="00104ccf" officeooo:paragraph-rsid="001989a9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10pt" fo:language="pl" fo:country="PL" fo:font-weight="normal" officeooo:rsid="001a3ebf" officeooo:paragraph-rsid="001a3ebf" style:font-size-asian="8.75pt" style:font-weight-asian="normal" style:font-size-complex="10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10pt" fo:language="pl" fo:country="PL" fo:font-weight="normal" officeooo:rsid="001a3ebf" officeooo:paragraph-rsid="001ee934" style:font-size-asian="8.75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" fo:font-size="10pt" fo:language="pl" fo:country="PL" fo:font-weight="normal" officeooo:rsid="00104ccf" officeooo:paragraph-rsid="001ee934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0pt" fo:language="pl" fo:country="PL" fo:font-weight="normal" officeooo:rsid="001b0617" officeooo:paragraph-rsid="001b0617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0pt" fo:language="pl" fo:country="PL" fo:font-weight="normal" officeooo:rsid="001d8e74" officeooo:paragraph-rsid="002244fe" style:font-size-asian="8.75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0pt" fo:language="pl" fo:country="PL" fo:font-weight="normal" officeooo:rsid="00236387" officeooo:paragraph-rsid="00236387" style:font-size-asian="8.75pt" style:font-weight-asian="normal" style:font-size-complex="10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0pt" fo:language="pl" fo:country="PL" fo:font-weight="normal" officeooo:rsid="001a3ebf" officeooo:paragraph-rsid="001ee934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0pt" fo:language="pl" fo:country="PL" fo:font-weight="normal" officeooo:rsid="001d8e74" officeooo:paragraph-rsid="002244f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0pt" fo:language="pl" fo:country="PL" fo:font-weight="bold" officeooo:rsid="001d8e74" officeooo:paragraph-rsid="002244fe" style:font-size-asian="8.75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0pt" fo:language="pl" fo:country="PL" fo:font-weight="bold" officeooo:rsid="00236387" officeooo:paragraph-rsid="00236387" style:font-size-asian="8.75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0pt" fo:language="pl" fo:country="PL" style:text-underline-style="solid" style:text-underline-width="auto" style:text-underline-color="font-color" fo:font-weight="bold" officeooo:rsid="00248a69" officeooo:paragraph-rsid="00248a69" style:font-size-asian="8.75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04ccf" officeooo:paragraph-rsid="001ee934" style:font-size-asian="8.75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7cee1" officeooo:paragraph-rsid="001ee934" style:font-size-asian="8.75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size="10pt" fo:font-weight="bold" officeooo:rsid="000f2d6c" officeooo:paragraph-rsid="001ee934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7cee1" officeooo:paragraph-rsid="001ee934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04ccf" officeooo:paragraph-rsid="001ee934" style:font-size-asian="8.75pt" style:font-weight-asian="bold" style:font-size-complex="10pt" style:font-weight-complex="bold"/>
    </style:style>
    <style:style style:name="P52" style:family="paragraph" style:parent-style-name="Standard" style:list-style-name="L2">
      <style:text-properties style:font-name="Liberation Serif" fo:font-size="12pt" fo:font-weight="bold" officeooo:rsid="0017cee1" officeooo:paragraph-rsid="001ee934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7cee1" officeooo:paragraph-rsid="001ee934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04ccf" officeooo:paragraph-rsid="001ee934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04ccf" officeooo:paragraph-rsid="001ee934" style:font-size-asian="14pt" style:font-weight-asian="bold" style:font-size-complex="14pt" style:font-weight-complex="bold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bold" officeooo:rsid="0017cee1" officeooo:paragraph-rsid="001ee934" style:font-size-asian="14pt" style:font-weight-asian="bold" style:font-size-complex="14pt" style:font-weight-complex="bold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Liberation Serif" fo:font-size="14pt" fo:language="pl" fo:country="PL" fo:font-weight="bold" officeooo:rsid="001b0617" officeooo:paragraph-rsid="001b061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14pt" fo:language="pl" fo:country="PL" fo:font-weight="bold" officeooo:rsid="001b0617" officeooo:paragraph-rsid="001b0617" style:font-size-asian="14pt" style:font-weight-asian="bold" style:font-size-complex="14pt" style:font-weight-complex="bold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font-size="14pt" fo:language="pl" fo:country="PL" fo:font-weight="bold" officeooo:rsid="00104ccf" officeooo:paragraph-rsid="001989a9" style:font-size-asian="14pt" style:font-weight-asian="bold" style:font-size-complex="14pt" style:font-weight-complex="bold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4pt" fo:language="pl" fo:country="PL" fo:font-weight="bold" officeooo:rsid="001a3ebf" officeooo:paragraph-rsid="001a3ebf" style:font-size-asian="14pt" style:font-weight-asian="bold" style:font-size-complex="14pt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erif" fo:font-size="14pt" fo:language="pl" fo:country="PL" fo:font-weight="bold" officeooo:rsid="00236387" officeooo:paragraph-rsid="00236387" style:font-size-asian="14pt" style:font-weight-asian="bold" style:font-size-complex="14pt" style:font-weight-complex="bold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erif" fo:font-size="14pt" fo:language="pl" fo:country="PL" fo:font-weight="bold" officeooo:rsid="001d8e74" officeooo:paragraph-rsid="00236387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b4727" officeooo:paragraph-rsid="001ee934" style:font-size-asian="13pt" style:font-weight-asian="bold" style:font-size-complex="13pt" style:font-weight-complex="bold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Liberation Serif" fo:font-size="13pt" fo:font-weight="bold" officeooo:rsid="001b4727" officeooo:paragraph-rsid="001ee934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sans-serif" fo:font-size="9.69999980926514pt" fo:font-weight="normal" officeooo:rsid="000f2d6c" officeooo:paragraph-rsid="00131541" style:font-size-asian="9.69999980926514pt" style:font-weight-asian="normal" style:font-size-complex="9.69999980926514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sans-serif" fo:font-size="9.69999980926514pt" fo:font-weight="bold" officeooo:rsid="000f2d6c" officeooo:paragraph-rsid="00131541" style:font-size-asian="9.69999980926514pt" style:font-weight-asian="bold" style:font-size-complex="9.69999980926514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sans-serif" fo:font-size="10pt" fo:font-weight="normal" officeooo:rsid="000f2d6c" officeooo:paragraph-rsid="0017fdb5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sans-serif1" fo:font-size="12pt" fo:font-weight="bold" officeooo:rsid="000f2d6c" officeooo:paragraph-rsid="0015058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sans-serif1" fo:font-size="10pt" fo:font-weight="bold" officeooo:rsid="000f2d6c" officeooo:paragraph-rsid="0015058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sans-serif1" fo:font-size="10pt" fo:font-weight="bold" officeooo:rsid="000f2d6c" officeooo:paragraph-rsid="0017fdb5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sans-serif1" fo:font-size="10pt" fo:font-weight="bold" officeooo:rsid="000e3a90" officeooo:paragraph-rsid="0017fdb5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sans-serif1" fo:font-size="10pt" fo:language="pl" fo:country="PL" fo:font-weight="bold" officeooo:rsid="001a3784" officeooo:paragraph-rsid="001a3784" style:font-size-asian="8.75pt" style:font-weight-asian="bold" style:font-size-complex="10pt" style:font-weight-complex="bold"/>
    </style:style>
    <style:style style:name="P73" style:family="paragraph" style:parent-style-name="Standard">
      <style:text-properties fo:font-size="10pt" officeooo:rsid="000d83c7" officeooo:paragraph-rsid="000d83c7" style:font-size-asian="10pt" style:font-size-complex="10pt"/>
    </style:style>
    <style:style style:name="P74" style:family="paragraph" style:parent-style-name="Standard">
      <style:paragraph-properties fo:text-align="start" style:justify-single-word="false"/>
      <style:text-properties fo:font-size="10pt" officeooo:rsid="000d83c7" officeooo:paragraph-rsid="000d83c7" style:font-size-asian="10pt" style:font-size-complex="10pt"/>
    </style:style>
    <style:style style:name="P75" style:family="paragraph" style:parent-style-name="Standard" style:list-style-name="L1">
      <style:paragraph-properties fo:text-align="start" style:justify-single-word="false"/>
      <style:text-properties fo:font-weight="normal" officeooo:paragraph-rsid="001ee934" style:font-weight-asian="normal" style:font-weight-complex="normal"/>
    </style:style>
    <style:style style:name="T1" style:family="text">
      <style:text-properties officeooo:rsid="00104ccf"/>
    </style:style>
    <style:style style:name="T2" style:family="text">
      <style:text-properties officeooo:rsid="00131541"/>
    </style:style>
    <style:style style:name="T3" style:family="text">
      <style:text-properties officeooo:rsid="00138511"/>
    </style:style>
    <style:style style:name="T4" style:family="text">
      <style:text-properties officeooo:rsid="0015058d"/>
    </style:style>
    <style:style style:name="T5" style:family="text">
      <style:text-properties officeooo:rsid="0016529f"/>
    </style:style>
    <style:style style:name="T6" style:family="text">
      <style:text-properties fo:font-size="11.25pt" officeooo:rsid="001989a9"/>
    </style:style>
    <style:style style:name="T7" style:family="text">
      <style:text-properties fo:font-size="11.25pt" officeooo:rsid="0016529f"/>
    </style:style>
    <style:style style:name="T8" style:family="text">
      <style:text-properties officeooo:rsid="001989a9"/>
    </style:style>
    <style:style style:name="T9" style:family="text">
      <style:text-properties style:font-name="Liberation Serif" fo:font-size="10pt" fo:language="pl" fo:country="PL" officeooo:rsid="00104ccf" style:font-size-asian="8.75pt" style:font-size-complex="10pt"/>
    </style:style>
    <style:style style:name="T10" style:family="text">
      <style:text-properties officeooo:rsid="001d0d98"/>
    </style:style>
    <style:style style:name="T11" style:family="text">
      <style:text-properties officeooo:rsid="001b4727"/>
    </style:style>
    <style:style style:name="T12" style:family="text">
      <style:text-properties officeooo:rsid="00199451"/>
    </style:style>
    <style:style style:name="T13" style:family="text">
      <style:text-properties officeooo:rsid="001c35c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size-asian="10pt"/>
    </style:style>
    <style:style style:name="T16" style:family="text">
      <style:text-properties officeooo:rsid="00104ccf" style:font-size-asian="10pt"/>
    </style:style>
    <style:style style:name="T17" style:family="text">
      <style:text-properties officeooo:rsid="001c35cf" style:font-size-asian="10pt"/>
    </style:style>
    <style:style style:name="T18" style:family="text">
      <style:text-properties officeooo:rsid="000f2d6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36387"/>
    </style:style>
    <style:style style:name="T21" style:family="text">
      <style:text-properties style:font-name="sans-serif" fo:font-size="11.25pt" fo:font-weight="normal" officeooo:rsid="001989a9" style:font-size-asian="14pt" style:font-weight-asian="normal" style:font-size-complex="14pt" style:font-weight-complex="normal"/>
    </style:style>
    <style:style style:name="T22" style:family="text">
      <style:text-properties style:font-name="sans-serif" fo:font-size="11.25pt" fo:font-weight="normal" officeooo:rsid="0016529f" style:font-size-asian="14pt" style:font-weight-asian="normal" style:font-size-complex="14pt" style:font-weight-complex="normal"/>
    </style:style>
    <style:style style:name="T23" style:family="text">
      <style:text-properties style:font-name="sans-serif" fo:font-weight="normal" officeooo:rsid="001989a9" style:font-size-asian="10pt" style:font-weight-asian="normal" style:font-weight-complex="normal"/>
    </style:style>
    <style:style style:name="T24" style:family="text">
      <style:text-properties style:font-name="sans-serif" fo:font-weight="normal" officeooo:rsid="0016529f" style:font-size-asian="10pt" style:font-weight-asian="normal" style:font-weight-complex="normal"/>
    </style:style>
    <style:style style:name="T25" style:family="text">
      <style:text-properties style:font-name="Liberation Serif" fo:font-weight="normal" officeooo:rsid="001989a9" style:font-size-asian="10pt" style:font-weight-asian="normal" style:font-weight-complex="normal"/>
    </style:style>
    <style:style style:name="T26" style:family="text">
      <style:text-properties style:font-name="Liberation Serif" fo:font-weight="normal" officeooo:rsid="0016529f" style:font-size-asian="10pt" style:font-weight-asian="normal" style:font-weight-complex="normal"/>
    </style:style>
    <style:style style:name="T27" style:family="text">
      <style:text-properties style:font-name="Liberation Serif" officeooo:rsid="001989a9" style:font-size-asian="10pt"/>
    </style:style>
    <style:style style:name="T28" style:family="text">
      <style:text-properties style:font-name="Liberation Serif" officeooo:rsid="0016529f" style:font-size-asian="10pt"/>
    </style:style>
    <style:style style:name="T29" style:family="text">
      <style:text-properties officeooo:rsid="0025c6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29">Instancja: </text:span>Ta010</text:p>
      <text:p text:style-name="P1"/>
      <text:p text:style-name="P1">Kolejnosc: </text:p>
      <text:p text:style-name="P1">5, 16, 7, 11, 6, 8, 3, 19, 18, 13, 10, 2, 1, 14, 12, 20, 17, 4, 15, 9, </text:p>
      <text:p text:style-name="P1">Min CMAX: 1127</text:p>
      <text:p text:style-name="P1">Czas NEH: 0.00577555s</text:p>
      <text:p text:style-name="P1"/>
      <text:list xml:id="list1681235197" text:style-name="L2">
        <text:list-item>
          <text:p text:style-name="P56">Zmienne T0:</text:p>
        </text:list-item>
      </text:list>
      <text:p text:style-name="P54">μ=0.<text:span text:style-name="T11">8</text:span></text:p>
      <text:p text:style-name="P53"/>
      <text:p text:style-name="P49">T0=100 Tmin=<text:span text:style-name="T4">10</text:span></text:p>
      <text:p text:style-name="P48">Cmax: 1183 Czas: 0.108071s</text:p>
      <text:p text:style-name="P48">Cmax: 1208 Czas: 0.0934562s</text:p>
      <text:p text:style-name="P48">Cmax: 1194 Czas: 0.0941202s</text:p>
      <text:p text:style-name="P48">Cmax: 1180 Czas: 0.0964066s</text:p>
      <text:p text:style-name="P48">Cmax: 1196 Czas: 0.0962934s</text:p>
      <text:p text:style-name="P50">Cmax: 1179 Czas: 0.0968277s</text:p>
      <text:p text:style-name="P48">Cmax: 1203 Czas: 0.0959807s</text:p>
      <text:p text:style-name="P48">Cmax: 1191 Czas: 0.0963497s</text:p>
      <text:p text:style-name="P48">Cmax: 1184 Czas: 0.0962027s</text:p>
      <text:p text:style-name="P48">Cmax: 1196 Czas: 0.0965627s</text:p>
      <text:p text:style-name="P48"/>
      <text:p text:style-name="P49">T0=<text:span text:style-name="T12">2</text:span>00 Tmin=<text:span text:style-name="T4">10</text:span></text:p>
      <text:p text:style-name="P48">Cmax: 1207 Czas: 0.158457s</text:p>
      <text:p text:style-name="P50">Cmax: 1170 Czas: 0.123994s</text:p>
      <text:p text:style-name="P48">Cmax: 1198 Czas: 0.124382s</text:p>
      <text:p text:style-name="P48">Cmax: 1198 Czas: 0.123558s</text:p>
      <text:p text:style-name="P48">Cmax: 1180 Czas: 0.124491s</text:p>
      <text:p text:style-name="P48">Cmax: 1179 Czas: 0.128339s</text:p>
      <text:p text:style-name="P48">Cmax: 1190 Czas: 0.129903s</text:p>
      <text:p text:style-name="P48">Cmax: 1181 Czas: 0.130935s</text:p>
      <text:p text:style-name="P48">Cmax: 1206 Czas: 0.131039s</text:p>
      <text:p text:style-name="P48">Cmax: 1201 Czas: 0.132312s</text:p>
      <text:p text:style-name="P48"/>
      <text:p text:style-name="P49">T0=<text:span text:style-name="T12">5</text:span>00 Tmin=<text:span text:style-name="T4">10</text:span></text:p>
      <text:p text:style-name="P48">Cmax: 1186 Czas: 0.178466s</text:p>
      <text:p text:style-name="P48">Cmax: 1207 Czas: 0.167504s</text:p>
      <text:p text:style-name="P48">Cmax: 1215 Czas: 0.170262s</text:p>
      <text:p text:style-name="P48">Cmax: 1205 Czas: 0.170746s</text:p>
      <text:p text:style-name="P48">Cmax: 1206 Czas: 0.169615s</text:p>
      <text:p text:style-name="P48">Cmax: 1191 Czas: 0.170123s</text:p>
      <text:p text:style-name="P48">Cmax: 1196 Czas: 0.173235s</text:p>
      <text:p text:style-name="P48">Cmax: 1204 Czas: 0.17176s</text:p>
      <text:p text:style-name="P48">Cmax: 1209 Czas: 0.176499s</text:p>
      <text:p text:style-name="P50">Cmax: 1185 Czas: 0.178134s</text:p>
      <text:p text:style-name="P48"/>
      <text:p text:style-name="P49">T0=<text:span text:style-name="T12">9</text:span>00 Tmin=<text:span text:style-name="T4">10</text:span></text:p>
      <text:p text:style-name="P48">Cmax: 1185 Czas: 0.176819s</text:p>
      <text:p text:style-name="P48">Cmax: 1211 Czas: 0.16539s</text:p>
      <text:p text:style-name="P48">Cmax: 1194 Czas: 0.162914s</text:p>
      <text:p text:style-name="P50">Cmax: 1175 Czas: 0.165594s</text:p>
      <text:p text:style-name="P48">Cmax: 1177 Czas: 0.165544s</text:p>
      <text:p text:style-name="P48">Cmax: 1181 Czas: 0.164354s</text:p>
      <text:p text:style-name="P48">Cmax: 1207 Czas: 0.164128s</text:p>
      <text:p text:style-name="P48">Cmax: 1212 Czas: 0.164681s</text:p>
      <text:p text:style-name="P48">Cmax: 1202 Czas: 0.163299s</text:p>
      <text:p text:style-name="P50">Cmax: 1175 Czas: 0.164761s</text:p>
      <text:p text:style-name="P50"/>
      <text:p text:style-name="P50"/>
      <text:p text:style-name="P63"/>
      <text:p text:style-name="P63"/>
      <text:list xml:id="list152517957615765" text:continue-numbering="true" text:style-name="L2">
        <text:list-item>
          <text:p text:style-name="P64"><text:soft-page-break/>Zmienne oba parametry T0 I Tmin</text:p>
        </text:list-item>
      </text:list>
      <text:p text:style-name="P55">μ=0.<text:span text:style-name="T11">8</text:span></text:p>
      <text:p text:style-name="P49">T0=<text:span text:style-name="T11">3</text:span>00 Tmin=<text:span text:style-name="T11">200</text:span></text:p>
      <text:p text:style-name="P47">Cmax: 1263 Czas: 0.0330915s</text:p>
      <text:p text:style-name="P47">Cmax: 1278 Czas: 0.0253974s</text:p>
      <text:p text:style-name="P47">Cmax: 1243 Czas: 0.0233588s</text:p>
      <text:p text:style-name="P47">Cmax: 1242 Czas: 0.0236964s</text:p>
      <text:p text:style-name="P47">Cmax: 1232 Czas: 0.0236214s</text:p>
      <text:p text:style-name="P51">Cmax: 1226 Czas: 0.0235943s</text:p>
      <text:p text:style-name="P47">Cmax: 1242 Czas: 0.0225901s</text:p>
      <text:p text:style-name="P47">Cmax: 1250 Czas: 0.0238811s</text:p>
      <text:p text:style-name="P47">Cmax: 1272 Czas: 0.0229211s</text:p>
      <text:p text:style-name="P47">Cmax: 1270 Czas: 0.0232897s</text:p>
      <text:p text:style-name="P47"/>
      <text:p text:style-name="P49">T0=<text:span text:style-name="T11">100</text:span>00 Tmin=<text:span text:style-name="T11">10</text:span></text:p>
      <text:p text:style-name="P47">Cmax: 1200 Czas: 0.308057s</text:p>
      <text:p text:style-name="P47">Cmax: 1198 Czas: 0.301858s</text:p>
      <text:p text:style-name="P47">Cmax: 1213 Czas: 0.298154s</text:p>
      <text:p text:style-name="P47">Cmax: 1210 Czas: 0.299632s</text:p>
      <text:p text:style-name="P47">Cmax: 1194 Czas: 0.301192s</text:p>
      <text:p text:style-name="P47">Cmax: 1220 Czas: 0.299626s</text:p>
      <text:p text:style-name="P51">Cmax: 1191 Czas: 0.298248s</text:p>
      <text:p text:style-name="P47">Cmax: 1207 Czas: 0.301918s</text:p>
      <text:p text:style-name="P47">Cmax: 1198 Czas: 0.305687s</text:p>
      <text:p text:style-name="P47">Cmax: 1205 Czas: 0.302796s</text:p>
      <text:p text:style-name="P47"/>
      <text:p text:style-name="P49">T0=<text:span text:style-name="T11">54321</text:span> Tmin=<text:span text:style-name="T11">12345</text:span></text:p>
      <text:p text:style-name="P47">Cmax: 1275 Czas: 0.0878757s</text:p>
      <text:p text:style-name="P47">Cmax: 1334 Czas: 0.0766651s</text:p>
      <text:p text:style-name="P47">Cmax: 1299 Czas: 0.0758576s</text:p>
      <text:p text:style-name="P47">Cmax: 1283 Czas: 0.0785586s</text:p>
      <text:p text:style-name="P47">Cmax: 1291 Czas: 0.0773195s</text:p>
      <text:p text:style-name="P47">Cmax: 1309 Czas: 0.0775295s</text:p>
      <text:p text:style-name="P47">Cmax: 1291 Czas: 0.0767468s</text:p>
      <text:p text:style-name="P47">Cmax: 1293 Czas: 0.0781016s</text:p>
      <text:p text:style-name="P47">Cmax: 1268 Czas: 0.0750619s</text:p>
      <text:p text:style-name="P51">Cmax: 1254 Czas: 0.0764532s</text:p>
      <text:p text:style-name="P51"/>
      <text:p text:style-name="P51"/>
      <text:p text:style-name="P49">T0=<text:span text:style-name="T11">6</text:span> Tmin=<text:span text:style-name="T11">5</text:span></text:p>
      <text:p text:style-name="P47">Cmax: 1157 Czas: 0.0166119s</text:p>
      <text:p text:style-name="P47">Cmax: 1190 Czas: 0.0120477s</text:p>
      <text:p text:style-name="P47">Cmax: 1179 Czas: 0.0114832s</text:p>
      <text:p text:style-name="P47">Cmax: 1177 Czas: 0.0107057s</text:p>
      <text:p text:style-name="P47">Cmax: 1143 Czas: 0.010868s</text:p>
      <text:p text:style-name="P47">Cmax: 1151 Czas: 0.00957348s</text:p>
      <text:p text:style-name="P47">Cmax: 1182 Czas: 0.00979116s</text:p>
      <text:p text:style-name="P47">Cmax: 1155 Czas: 0.0103343s</text:p>
      <text:p text:style-name="P47">Cmax: 1178 Czas: 0.00955334s</text:p>
      <text:p text:style-name="P51">Cmax: 1138 Czas: 0.00949538s</text:p>
      <text:p text:style-name="P51"/>
      <text:p text:style-name="P51"/>
      <text:p text:style-name="P51"/>
      <text:p text:style-name="P51"/>
      <text:p text:style-name="P55">μ=0.<text:span text:style-name="T13">99</text:span></text:p>
      <text:p text:style-name="P55"/>
      <text:p text:style-name="P49">T0=<text:span text:style-name="T13">300 </text:span>Tmin=<text:span text:style-name="T13">200</text:span></text:p>
      <text:p text:style-name="P47">Cmax: 1281 Czas: 0.440442s</text:p>
      <text:p text:style-name="P47">Cmax: 1253 Czas: 0.40934s</text:p>
      <text:p text:style-name="P47">Cmax: 1272 Czas: 0.409645s</text:p>
      <text:p text:style-name="P47">Cmax: 1277 Czas: 0.409803s</text:p>
      <text:p text:style-name="P51"><text:soft-page-break/>Cmax: 1191 Czas: 0.40918s</text:p>
      <text:p text:style-name="P47">Cmax: 1226 Czas: 0.417185s</text:p>
      <text:p text:style-name="P47">Cmax: 1259 Czas: 0.423334s</text:p>
      <text:p text:style-name="P47">Cmax: 1222 Czas: 0.421386s</text:p>
      <text:p text:style-name="P47">Cmax: 1269 Czas: 0.442407s</text:p>
      <text:p text:style-name="P47">Cmax: 1230 Czas: 0.452959s</text:p>
      <text:p text:style-name="P55"/>
      <text:p text:style-name="P49">T0=<text:span text:style-name="T11">100</text:span>00 Tmin=<text:span text:style-name="T11">10</text:span></text:p>
      <text:p text:style-name="P47">Cmax: 1156 Czas: 6.95114s</text:p>
      <text:p text:style-name="P47">Cmax: 1142 Czas: 7.0477s</text:p>
      <text:p text:style-name="P47">Cmax: 1151 Czas: 7.19897s</text:p>
      <text:p text:style-name="P47">Cmax: 1159 Czas: 7.04535s</text:p>
      <text:p text:style-name="P47">Cmax: 1164 Czas: 7.01116s</text:p>
      <text:p text:style-name="P51">Cmax: 1131 Czas: 7.03604s</text:p>
      <text:p text:style-name="P47">Cmax: 1154 Czas: 7.04903s</text:p>
      <text:p text:style-name="P47">Cmax: 1153 Czas: 7.11234s</text:p>
      <text:p text:style-name="P47">Cmax: 1161 Czas: 7.03463s</text:p>
      <text:p text:style-name="P47">Cmax: 1154 Czas: 7.04578s</text:p>
      <text:p text:style-name="P55"/>
      <text:p text:style-name="P49">T0=<text:span text:style-name="T13">54321</text:span> Tmin=<text:span text:style-name="T13">12345</text:span></text:p>
      <text:p text:style-name="P47">Cmax: 1278 Czas: 1.61736s</text:p>
      <text:p text:style-name="P47">Cmax: 1258 Czas: 1.61575s</text:p>
      <text:p text:style-name="P47">Cmax: 1254 Czas: 1.67894s</text:p>
      <text:p text:style-name="P47">Cmax: 1277 Czas: 1.66587s</text:p>
      <text:p text:style-name="P47">Cmax: 1376 Czas: 1.72801s</text:p>
      <text:p text:style-name="P47">Cmax: 1252 Czas: 1.65942s</text:p>
      <text:p text:style-name="P47">Cmax: 1341 Czas: 1.69389s</text:p>
      <text:p text:style-name="P47">Cmax: 1269 Czas: 1.72731s</text:p>
      <text:p text:style-name="P51">Cmax: 1225 Czas: 1.63077s</text:p>
      <text:p text:style-name="P47">Cmax: 1271 Czas: 1.5799s</text:p>
      <text:p text:style-name="P55"/>
      <text:p text:style-name="P49">T0=<text:span text:style-name="T11">6</text:span> Tmin=<text:span text:style-name="T11">5</text:span></text:p>
      <text:p text:style-name="P51">Cmax: 1120 Czas: 0.158523s</text:p>
      <text:p text:style-name="P47">Cmax: 1127 Czas: 0.125777s</text:p>
      <text:p text:style-name="P51">Cmax: 1122 Czas: 0.125703s</text:p>
      <text:p text:style-name="P47">Cmax: 1125 Czas: 0.125252s</text:p>
      <text:p text:style-name="P47">Cmax: 1127 Czas: 0.126657s</text:p>
      <text:p text:style-name="P51">Cmax: 1115 Czas: 0.128674s</text:p>
      <text:p text:style-name="P47">Cmax: 1127 Czas: 0.126152s</text:p>
      <text:p text:style-name="P47">Cmax: 1128 Czas: 0.127017s</text:p>
      <text:p text:style-name="P51">Cmax: 1111 Czas: 0.125671s</text:p>
      <text:p text:style-name="P47">Cmax: 1127 Czas: 0.127474s</text:p>
      <text:p text:style-name="P1"/>
      <text:list xml:id="list152519066806859" text:continue-numbering="true" text:style-name="L2">
        <text:list-item>
          <text:p text:style-name="P52">Zmienne Tmin</text:p>
        </text:list-item>
      </text:list>
      <text:p text:style-name="P26">Zmiana współczynnika wychładzania</text:p>
      <text:p text:style-name="P21">μ=0.8</text:p>
      <text:p text:style-name="P8"/>
      <text:p text:style-name="P15">T0=1000 Tmin=<text:span text:style-name="T1">9</text:span>00</text:p>
      <text:p text:style-name="P8">Cmax: 1306 Czas: 0.0203895s</text:p>
      <text:p text:style-name="P8">Cmax: 1236 Czas: 0.0168397s</text:p>
      <text:p text:style-name="P8">Cmax: 1281 Czas: 0.0145928s</text:p>
      <text:p text:style-name="P11">Cmax: 1226 Czas: 0.0149032s</text:p>
      <text:p text:style-name="P8">Cmax: 1238 Czas: 0.01314s</text:p>
      <text:p text:style-name="P8">Cmax: 1284 Czas: 0.0141658s</text:p>
      <text:p text:style-name="P28">Cmax: 1467 Czas: 0.0132005s</text:p>
      <text:p text:style-name="P8">Cmax: 1237 Czas: 0.0139181s</text:p>
      <text:p text:style-name="P8">Cmax: 1299 Czas: 0.0134253s</text:p>
      <text:p text:style-name="P8">Cmax: 1238 Czas: 0.0131132s</text:p>
      <text:p text:style-name="P8"/>
      <text:p text:style-name="P15">T0=1000 Tmin=<text:span text:style-name="T2">5</text:span>00</text:p>
      <text:p text:style-name="P17">Cmax: 1238 Czas: 0.0555964s</text:p>
      <text:p text:style-name="P17"><text:soft-page-break/>Cmax: 1293 Czas: 0.0444606s</text:p>
      <text:p text:style-name="P17">Cmax: 1281 Czas: 0.0452457s</text:p>
      <text:p text:style-name="P17">Cmax: 1237 Czas: 0.0444024s</text:p>
      <text:p text:style-name="P14">Cmax: 1225 Czas: 0.0449764s</text:p>
      <text:p text:style-name="P17">Cmax: 1261 Czas: 0.0446274s</text:p>
      <text:p text:style-name="P17">Cmax: 1230 Czas: 0.0461594s</text:p>
      <text:p text:style-name="P17">Cmax: 1251 Czas: 0.0454891s</text:p>
      <text:p text:style-name="P17">Cmax: 1242 Czas: 0.046357s</text:p>
      <text:p text:style-name="P17">Cmax: 1236 Czas: 0.0444328s</text:p>
      <text:p text:style-name="P17"/>
      <text:p text:style-name="P15">T0=1000 Tmin=<text:span text:style-name="T2">2</text:span>00</text:p>
      <text:p text:style-name="P17">Cmax: 1242 Czas: 0.0941199s</text:p>
      <text:p text:style-name="P17">Cmax: 1260 Czas: 0.0852611s</text:p>
      <text:p text:style-name="P17">Cmax: 1287 Czas: 0.0843708s</text:p>
      <text:p text:style-name="P17">Cmax: 1215 Czas: 0.0843548s</text:p>
      <text:p text:style-name="P14">Cmax: 1192 Czas: 0.0850288s</text:p>
      <text:p text:style-name="P17">Cmax: 1225 Czas: 0.0841477s</text:p>
      <text:p text:style-name="P17">Cmax: 1246 Czas: 0.0838546s</text:p>
      <text:p text:style-name="P17">Cmax: 1247 Czas: 0.0859499s</text:p>
      <text:p text:style-name="P17">Cmax: 1244 Czas: 0.0877396s</text:p>
      <text:p text:style-name="P17">Cmax: 1291 Czas: 0.0847731s</text:p>
      <text:p text:style-name="P17"/>
      <text:p text:style-name="P15">T0=1000 Tmin=<text:span text:style-name="T2">1</text:span>00</text:p>
      <text:p text:style-name="P17">Cmax: 1219 Czas: 0.148105s</text:p>
      <text:p text:style-name="P17">Cmax: 1223 Czas: 0.113029s</text:p>
      <text:p text:style-name="P17">Cmax: 1249 Czas: 0.114714s</text:p>
      <text:p text:style-name="P17">Cmax: 1238 Czas: 0.114865s</text:p>
      <text:p text:style-name="P17">Cmax: 1263 Czas: 0.115701s</text:p>
      <text:p text:style-name="P17">Cmax: 1236 Czas: 0.11582s</text:p>
      <text:p text:style-name="P17">Cmax: 1268 Czas: 0.116987s</text:p>
      <text:p text:style-name="P14">Cmax: 1203 Czas: 0.115755s</text:p>
      <text:p text:style-name="P17">Cmax: 1234 Czas: 0.116342s</text:p>
      <text:p text:style-name="P17">Cmax: 1211 Czas: 0.11255s</text:p>
      <text:p text:style-name="P17"/>
      <text:p text:style-name="P15">T0=1000 Tmin=<text:span text:style-name="T2">1</text:span>0</text:p>
      <text:p text:style-name="P65">Cmax: 1199 Czas: 0.208065s</text:p>
      <text:p text:style-name="P65">Cmax: 1203 Czas: 0.195559s</text:p>
      <text:p text:style-name="P65">Cmax: 1192 Czas: 0.201988s</text:p>
      <text:p text:style-name="P66">Cmax: 1167 Czas: 0.200877s</text:p>
      <text:p text:style-name="P65">Cmax: 1211 Czas: 0.203177s</text:p>
      <text:p text:style-name="P65">Cmax: 1205 Czas: 0.210293s</text:p>
      <text:p text:style-name="P65">Cmax: 1173 Czas: 0.215399s</text:p>
      <text:p text:style-name="P65">Cmax: 1211 Czas: 0.211046s</text:p>
      <text:p text:style-name="P65">Cmax: 1200 Czas: 0.211269s</text:p>
      <text:p text:style-name="P65">Cmax: 1216 Czas: 0.212522s</text:p>
      <text:p text:style-name="P17"/>
      <text:p text:style-name="P25">Zmiana współczynnika wychładzania</text:p>
      <text:p text:style-name="P20">μ=0.<text:span text:style-name="T2">9</text:span></text:p>
      <text:p text:style-name="P9"/>
      <text:p text:style-name="P16">T0=1000 Tmin=<text:span text:style-name="T3">9</text:span>0<text:span text:style-name="T3">0</text:span></text:p>
      <text:p text:style-name="P9">Cmax: 1279 Czas: 0.0207199s</text:p>
      <text:p text:style-name="P9">Cmax: 1277 Czas: 0.0163761s</text:p>
      <text:p text:style-name="P9">Cmax: 1343 Czas: 0.0140994s</text:p>
      <text:p text:style-name="P9">Cmax: 1256 Czas: 0.0149389s</text:p>
      <text:p text:style-name="P12">Cmax: 1229 Czas: 0.0139428s</text:p>
      <text:p text:style-name="P9">Cmax: 1301 Czas: 0.0157401s</text:p>
      <text:p text:style-name="P9">Cmax: 1259 Czas: 0.0133202s</text:p>
      <text:p text:style-name="P9">Cmax: 1261 Czas: 0.0142686s</text:p>
      <text:p text:style-name="P9">Cmax: 1293 Czas: 0.0127612s</text:p>
      <text:p text:style-name="P9">Cmax: 1242 Czas: 0.0131549s</text:p>
      <text:p text:style-name="P9"/>
      <text:p text:style-name="P9"/>
      <text:p text:style-name="P16"><text:soft-page-break/>T0=1000 Tmin=<text:span text:style-name="T3">5</text:span>0<text:span text:style-name="T3">0</text:span></text:p>
      <text:p text:style-name="P9">Cmax: 1256 Czas: 0.0871149s</text:p>
      <text:p text:style-name="P9">Cmax: 1323 Czas: 0.0764939s</text:p>
      <text:p text:style-name="P9">Cmax: 1277 Czas: 0.0769554s</text:p>
      <text:p text:style-name="P9">Cmax: 1257 Czas: 0.075765s</text:p>
      <text:p text:style-name="P12">Cmax: 1242 Czas: 0.0746856s</text:p>
      <text:p text:style-name="P9">Cmax: 1268 Czas: 0.0753866s</text:p>
      <text:p text:style-name="P9">Cmax: 1288 Czas: 0.0762044s</text:p>
      <text:p text:style-name="P9">Cmax: 1258 Czas: 0.0773269s</text:p>
      <text:p text:style-name="P9">Cmax: 1258 Czas: 0.075908s</text:p>
      <text:p text:style-name="P9">Cmax: 1265 Czas: 0.0748085s</text:p>
      <text:p text:style-name="P9"/>
      <text:p text:style-name="P9"/>
      <text:p text:style-name="P16">T0=1000 Tmin=<text:span text:style-name="T3">2</text:span>0<text:span text:style-name="T3">0</text:span></text:p>
      <text:p text:style-name="P9">Cmax: 1290 Czas: 0.175812s</text:p>
      <text:p text:style-name="P12">Cmax: 1204 Czas: 0.165095s</text:p>
      <text:p text:style-name="P9">Cmax: 1239 Czas: 0.165672s</text:p>
      <text:p text:style-name="P9">Cmax: 1236 Czas: 0.167897s</text:p>
      <text:p text:style-name="P9">Cmax: 1214 Czas: 0.164541s</text:p>
      <text:p text:style-name="P9">Cmax: 1313 Czas: 0.166638s</text:p>
      <text:p text:style-name="P9">Cmax: 1264 Czas: 0.167853s</text:p>
      <text:p text:style-name="P9">Cmax: 1245 Czas: 0.1712s</text:p>
      <text:p text:style-name="P9">Cmax: 1272 Czas: 0.171422s</text:p>
      <text:p text:style-name="P9">Cmax: 1256 Czas: 0.171246s</text:p>
      <text:p text:style-name="P9"/>
      <text:p text:style-name="P9"/>
      <text:p text:style-name="P16">T0=1000 Tmin=<text:span text:style-name="T2">1</text:span>0<text:span text:style-name="T3">0</text:span></text:p>
      <text:p text:style-name="P9">Cmax: 1240 Czas: 0.232793s</text:p>
      <text:p text:style-name="P9">Cmax: 1246 Czas: 0.222405s</text:p>
      <text:p text:style-name="P9">Cmax: 1233 Czas: 0.223859s</text:p>
      <text:p text:style-name="P9">Cmax: 1254 Czas: 0.225354s</text:p>
      <text:p text:style-name="P9">Cmax: 1221 Czas: 0.226076s</text:p>
      <text:p text:style-name="P12">Cmax: 1196 Czas: 0.228383s</text:p>
      <text:p text:style-name="P9">Cmax: 1206 Czas: 0.227812s</text:p>
      <text:p text:style-name="P9">Cmax: 1249 Czas: 0.227337s</text:p>
      <text:p text:style-name="P9">Cmax: 1255 Czas: 0.229923s</text:p>
      <text:p text:style-name="P9">Cmax: 1238 Czas: 0.227847s</text:p>
      <text:p text:style-name="P9"/>
      <text:p text:style-name="P9"/>
      <text:p text:style-name="P16">T0=1000 Tmin=<text:span text:style-name="T2">1</text:span>0</text:p>
      <text:p text:style-name="P9">Cmax: 1185 Czas: 0.412452s</text:p>
      <text:p text:style-name="P9">Cmax: 1185 Czas: 0.40316s</text:p>
      <text:p text:style-name="P12">Cmax: 1176 Czas: 0.401628s</text:p>
      <text:p text:style-name="P9">Cmax: 1185 Czas: 0.40134s</text:p>
      <text:p text:style-name="P9">Cmax: 1198 Czas: 0.433863s</text:p>
      <text:p text:style-name="P9">Cmax: 1182 Czas: 0.402884s</text:p>
      <text:p text:style-name="P9">Cmax: 1182 Czas: 0.433253s</text:p>
      <text:p text:style-name="P9">Cmax: 1177 Czas: 0.413424s</text:p>
      <text:p text:style-name="P9">Cmax: 1179 Czas: 0.407175s</text:p>
      <text:p text:style-name="P9">Cmax: 1191 Czas: 0.423632s</text:p>
      <text:p text:style-name="P9"/>
      <text:p text:style-name="P24">Zmiana współczynnika wychładzania</text:p>
      <text:p text:style-name="P19">μ=0.<text:span text:style-name="T2">95</text:span></text:p>
      <text:p text:style-name="P10"/>
      <text:p text:style-name="P16">T0=1000 Tmin=<text:span text:style-name="T3">900</text:span></text:p>
      <text:p text:style-name="P10">Cmax: 1321 Czas: 0.0454266s</text:p>
      <text:p text:style-name="P10">Cmax: 1355 Czas: 0.0349375s</text:p>
      <text:p text:style-name="P10">Cmax: 1311 Czas: 0.0347733s</text:p>
      <text:p text:style-name="P10">Cmax: 1272 Czas: 0.035461s</text:p>
      <text:p text:style-name="P10">Cmax: 1508 Czas: 0.0345569s</text:p>
      <text:p text:style-name="P10">Cmax: 1264 Czas: 0.0344924s</text:p>
      <text:p text:style-name="P10">Cmax: 1254 Czas: 0.0345247s</text:p>
      <text:p text:style-name="P10">Cmax: 1243 Czas: 0.0349556s</text:p>
      <text:p text:style-name="P13"><text:soft-page-break/>Cmax: 1228 Czas: 0.0347201s</text:p>
      <text:p text:style-name="P10">Cmax: 1331 Czas: 0.0352474s</text:p>
      <text:p text:style-name="P10"/>
      <text:p text:style-name="P10"/>
      <text:p text:style-name="P16">T0=1000 Tmin=<text:span text:style-name="T3">500</text:span></text:p>
      <text:p text:style-name="P10">Cmax: 1339 Czas: 0.15833s</text:p>
      <text:p text:style-name="P10">Cmax: 1237 Czas: 0.145019s</text:p>
      <text:p text:style-name="P10">Cmax: 1240 Czas: 0.144595s</text:p>
      <text:p text:style-name="P10">Cmax: 1280 Czas: 0.144697s</text:p>
      <text:p text:style-name="P10">Cmax: 1236 Czas: 0.144276s</text:p>
      <text:p text:style-name="P10">Cmax: 1323 Czas: 0.146622s</text:p>
      <text:p text:style-name="P10">Cmax: 1239 Czas: 0.14506s</text:p>
      <text:p text:style-name="P10">Cmax: 1238 Czas: 0.146135s</text:p>
      <text:p text:style-name="P13">Cmax: 1221 Czas: 0.147319s</text:p>
      <text:p text:style-name="P10">Cmax: 1233 Czas: 0.14796s</text:p>
      <text:p text:style-name="P10"/>
      <text:p text:style-name="P10"/>
      <text:p text:style-name="P16">T0=1000 Tmin=<text:span text:style-name="T3">200</text:span></text:p>
      <text:p text:style-name="P10">Cmax: 1296 Czas: 0.33394s</text:p>
      <text:p text:style-name="P10">Cmax: 1300 Czas: 0.335146s</text:p>
      <text:p text:style-name="P10">Cmax: 1238 Czas: 0.334159s</text:p>
      <text:p text:style-name="P10">Cmax: 1261 Czas: 0.350371s</text:p>
      <text:p text:style-name="P10">Cmax: 1251 Czas: 0.344535s</text:p>
      <text:p text:style-name="P10">Cmax: 1254 Czas: 0.343795s</text:p>
      <text:p text:style-name="P10">Cmax: 1231 Czas: 0.342586s</text:p>
      <text:p text:style-name="P10">Cmax: 1240 Czas: 0.342426s</text:p>
      <text:p text:style-name="P10">Cmax: 1239 Czas: 0.34503s</text:p>
      <text:p text:style-name="P13">Cmax: 1224 Czas: 0.342913s</text:p>
      <text:p text:style-name="P10"/>
      <text:p text:style-name="P10"/>
      <text:p text:style-name="P68">T0=1000 Tmin=<text:span text:style-name="T4">100</text:span></text:p>
      <text:p text:style-name="P10">Cmax: 1241 Czas: 0.45802s</text:p>
      <text:p text:style-name="P10">Cmax: 1267 Czas: 0.450783s</text:p>
      <text:p text:style-name="P13">Cmax: 1198 Czas: 0.453518s</text:p>
      <text:p text:style-name="P10">Cmax: 1245 Czas: 0.448573s</text:p>
      <text:p text:style-name="P10">Cmax: 1260 Czas: 0.447485s</text:p>
      <text:p text:style-name="P10">Cmax: 1272 Czas: 0.444447s</text:p>
      <text:p text:style-name="P10">Cmax: 1213 Czas: 0.446449s</text:p>
      <text:p text:style-name="P10">Cmax: 1278 Czas: 0.443711s</text:p>
      <text:p text:style-name="P10">Cmax: 1245 Czas: 0.450044s</text:p>
      <text:p text:style-name="P10">Cmax: 1221 Czas: 0.452023s</text:p>
      <text:p text:style-name="P10"/>
      <text:p text:style-name="P10"/>
      <text:p text:style-name="P69">T0=1000 Tmin=<text:span text:style-name="T4">10</text:span></text:p>
      <text:p text:style-name="P10">Cmax: 1178 Czas: 0.840116s</text:p>
      <text:p text:style-name="P10">Cmax: 1182 Czas: 0.861772s</text:p>
      <text:p text:style-name="P10">Cmax: 1169 Czas: 0.853922s</text:p>
      <text:p text:style-name="P10">Cmax: 1179 Czas: 0.852516s</text:p>
      <text:p text:style-name="P10">Cmax: 1168 Czas: 0.852276s</text:p>
      <text:p text:style-name="P10">Cmax: 1179 Czas: 0.857111s</text:p>
      <text:p text:style-name="P10">Cmax: 1172 Czas: 0.852845s</text:p>
      <text:p text:style-name="P10">Cmax: 1176 Czas: 0.859895s</text:p>
      <text:p text:style-name="P13">Cmax: 1163 Czas: 0.860548s</text:p>
      <text:p text:style-name="P10">Cmax: 1172 Czas: 0.856945s</text:p>
      <text:p text:style-name="P10"/>
      <text:p text:style-name="P27">Zmiana współczynnika wychładzania</text:p>
      <text:p text:style-name="P22">μ=0.<text:span text:style-name="T5">99</text:span></text:p>
      <text:p text:style-name="P71">T0 = 1000 Tmin = 10</text:p>
      <text:p text:style-name="P2">Cmax: 1146, Liczba_iteracji: 263640 Czas: 4.31423s</text:p>
      <text:p text:style-name="P2">Cmax: 1164, Liczba_iteracji: 264644 Czas: 4.31592s</text:p>
      <text:p text:style-name="P2">Cmax: 1161, Liczba_iteracji: 263888 Czas: 4.30071s</text:p>
      <text:p text:style-name="P6">Cmax: 1134, Liczba_iteracji: 263655 Czas: 4.54034s</text:p>
      <text:p text:style-name="P2"><text:soft-page-break/>Cmax: 1153, Liczba_iteracji: 264094 Czas: 4.47231s</text:p>
      <text:p text:style-name="P2">Cmax: 1147, Liczba_iteracji: 263747 Czas: 4.42608s</text:p>
      <text:p text:style-name="P2">Cmax: 1163, Liczba_iteracji: 263983 Czas: 4.43211s</text:p>
      <text:p text:style-name="P2">Cmax: 1160, Liczba_iteracji: 263839 Czas: 4.51589s</text:p>
      <text:p text:style-name="P2">Cmax: 1157, Liczba_iteracji: 264086 Czas: 4.58306s</text:p>
      <text:p text:style-name="P2">Cmax: 1144, Liczba_iteracji: 264047 Czas: 4.46026s</text:p>
      <text:p text:style-name="P2"/>
      <text:p text:style-name="P70">T0 = 1000 Tmin=100</text:p>
      <text:p text:style-name="P3"/>
      <text:p text:style-name="P3">Cmax: 1157, Liczba_iteracji: 263896 Czas: 4.33133s</text:p>
      <text:p text:style-name="P3">Cmax: 1149, Liczba_iteracji: 263747 Czas: 4.29878s</text:p>
      <text:p text:style-name="P3">Cmax: 1161, Liczba_iteracji: 263945 Czas: 4.24507<text:span text:style-name="T4">s</text:span></text:p>
      <text:p text:style-name="P3">Cmax: 1158, Liczba_iteracji: 264459 Czas: 4.29162s</text:p>
      <text:p text:style-name="P3">Cmax: 1161, Liczba_iteracji: 263327 Czas: 4.27339<text:span text:style-name="T4">s</text:span></text:p>
      <text:p text:style-name="P5">Cmax: 1150, Liczba_iteracji: 263768 Czas: 4.28619s</text:p>
      <text:p text:style-name="P3">Cmax: 1155, Liczba_iteracji: 263871 Czas: 4.31701<text:span text:style-name="T4">s</text:span></text:p>
      <text:p text:style-name="P3">Cmax: 1160, Liczba_iteracji: 263871 Czas: 4.30845s</text:p>
      <text:p text:style-name="P3">Cmax: 1156, Liczba_iteracji: 263757 Czas: 4.31739s</text:p>
      <text:p text:style-name="P3">Cmax: 1161, Liczba_iteracji: 263782 Czas: 4.30393s</text:p>
      <text:p text:style-name="P3"/>
      <text:p text:style-name="P70">T0=1000 Tmin=200</text:p>
      <text:p text:style-name="P3"/>
      <text:p text:style-name="P3">Cmax: 1236, Liczba_iteracji: 103935 Czas: 1.69906s</text:p>
      <text:p text:style-name="P3">Cmax: 1234, Liczba_iteracji: 103865 Czas: 1.66737<text:span text:style-name="T4">s</text:span></text:p>
      <text:p text:style-name="P3">Cmax: 1267, Liczba_iteracji: 103815 Czas: 1.68266s</text:p>
      <text:p text:style-name="P3">Cmax: 1280, Liczba_iteracji: 104152 Czas: 1.69323s</text:p>
      <text:p text:style-name="P3">Cmax: 1238, Liczba_iteracji: 103989 Czas: 1.71532s</text:p>
      <text:p text:style-name="P5">Cmax: 1229, Liczba_iteracji: 103922 Czas: 1.76109s</text:p>
      <text:p text:style-name="P3">Cmax: 1248, Liczba_iteracji: 104053 Czas: 1.71763s</text:p>
      <text:p text:style-name="P3">Cmax: 1230, Liczba_iteracji: 103920 Czas: 1.68096s</text:p>
      <text:p text:style-name="P3">Cmax: 1240, Liczba_iteracji: 103863 Czas: 1.6965s</text:p>
      <text:p text:style-name="P3">Cmax: 1252, Liczba_iteracji: 103988 Czas: 1.78233s</text:p>
      <text:p text:style-name="P3"/>
      <text:p text:style-name="P70">T0=1000 Tmin=<text:span text:style-name="T1">5</text:span>00</text:p>
      <text:p text:style-name="P7"/>
      <text:p text:style-name="P7">Cmax: 1272, Liczba_iteracji: 45173 Czas: 0.771374<text:span text:style-name="T4">s</text:span></text:p>
      <text:p text:style-name="P7">Cmax: 1278, Liczba_iteracji: 45224 Czas: 0.767145s</text:p>
      <text:p text:style-name="P7">Cmax: 1298, Liczba_iteracji: 45148 Czas: 0.760254s</text:p>
      <text:p text:style-name="P7">Cmax: 1246, Liczba_iteracji: 45122 Czas: 0.784746<text:span text:style-name="T4">s</text:span></text:p>
      <text:p text:style-name="P7">Cmax: 1254, Liczba_iteracji: 44976 Czas: 0.791017s</text:p>
      <text:p text:style-name="P7">Cmax: 1244, Liczba_iteracji: 45133 Czas: 0.756192s</text:p>
      <text:p text:style-name="P7">Cmax: 1263, Liczba_iteracji: 45236 Czas: 0.803984s</text:p>
      <text:p text:style-name="P7">Cmax: 1300, Liczba_iteracji: 45248 Czas: 0.802293s</text:p>
      <text:p text:style-name="P7">Cmax: 1264, Liczba_iteracji: 45007 Czas: 0.755979s</text:p>
      <text:p text:style-name="P4">Cmax: 1237, Liczba_iteracji: 44972 Czas: 0.753601s</text:p>
      <text:p text:style-name="P7"/>
      <text:p text:style-name="P70">T0=1000 Tmin=<text:span text:style-name="T1">9</text:span>00</text:p>
      <text:p text:style-name="P7"/>
      <text:p text:style-name="P7">Cmax: 1288, Liczba_iteracji: 7206 Czas: 0.151592s</text:p>
      <text:p text:style-name="P7">Cmax: 1284, Liczba_iteracji: 7259 Czas: 0.126031s</text:p>
      <text:p text:style-name="P7">Cmax: 1245, Liczba_iteracji: 7239 Czas: 0.125118s</text:p>
      <text:p text:style-name="P7">Cmax: 1248, Liczba_iteracji: 7256 Czas: 0.127507<text:span text:style-name="T4">s</text:span></text:p>
      <text:p text:style-name="P7">Cmax: 1249, Liczba_iteracji: 7192 Czas: 0.128504s</text:p>
      <text:p text:style-name="P4">Cmax: 1203, Liczba_iteracji: 7123 Czas: 0.124931s</text:p>
      <text:p text:style-name="P7">Cmax: 1285, Liczba_iteracji: 7238 Czas: 0.133832s</text:p>
      <text:p text:style-name="P7">Cmax: 1292, Liczba_iteracji: 7281 Czas: 0.132413s</text:p>
      <text:p text:style-name="P7">Cmax: 1241, Liczba_iteracji: 7152 Czas: 0.127182s</text:p>
      <text:p text:style-name="P7">Cmax: 1249, Liczba_iteracji: 7170 Czas: 0.126471s</text:p>
      <text:p text:style-name="P18"/>
      <text:p text:style-name="P18"/>
      <text:p text:style-name="P18"/>
      <text:list xml:id="list152518104233989" text:continue-numbering="true" text:style-name="L2">
        <text:list-item>
          <text:p text:style-name="P59"><text:soft-page-break/><text:span text:style-name="T8">O</text:span>drzuc<text:span text:style-name="T8">enie</text:span> prawdopodobie<text:span text:style-name="T8">ń</text:span>stw<text:span text:style-name="T8">a</text:span> równe<text:span text:style-name="T8">go</text:span> 1 dla nowych lepszych rozwi<text:span text:style-name="T8">ązań</text:span></text:p>
        </text:list-item>
      </text:list>
      <text:p text:style-name="P35"/>
      <text:p text:style-name="P23"><text:span text:style-name="T6">μ=0.</text:span><text:span text:style-name="T7">99</text:span></text:p>
      <text:p text:style-name="P72">T0=1000, Tmin=10</text:p>
      <text:p text:style-name="P29">Cmax: 1365, Liczba_iteracji: 1745282 Czas: 30.7396s</text:p>
      <text:p text:style-name="P29">Cmax: 1365, Liczba_iteracji: 1291103 Czas: 23.1692s</text:p>
      <text:p text:style-name="P29">Cmax: 1365, Liczba_iteracji: 1655802 Czas: 29.748s</text:p>
      <text:p text:style-name="P29">Cmax: 1365, Liczba_iteracji: 1739513 Czas: 30.7176s</text:p>
      <text:p text:style-name="P29">Cmax: 1365, Liczba_iteracji: 1662131 Czas: 29.7162s</text:p>
      <text:p text:style-name="P29">Cmax: 1365, Liczba_iteracji: 1583785 Czas: 28.3681s</text:p>
      <text:p text:style-name="P29">Cmax: 1365, Liczba_iteracji: 1512398 Czas: 26.7538s</text:p>
      <text:p text:style-name="P29">Cmax: 1365, Liczba_iteracji: 1515715 Czas: 26.9367s</text:p>
      <text:p text:style-name="P29">Cmax: 1365, Liczba_iteracji: 1510420 Czas: 27.5407s</text:p>
      <text:p text:style-name="P29">Cmax: 1365, Liczba_iteracji: 1290014 Czas: 23.0087s</text:p>
      <text:p text:style-name="P29"/>
      <text:list xml:id="list152518944497040" text:continue-numbering="true" text:style-name="L2">
        <text:list-item>
          <text:p text:style-name="P60">Porównanie <text:span text:style-name="T20">algorytmu </text:span>Symulowanego wyżarzania z algorytmem NEH</text:p>
        </text:list-item>
      </text:list>
      <text:p text:style-name="P30"/>
      <text:p text:style-name="P31">Najlepszy wynik uzyskany przy pomocy NEH:</text:p>
      <text:p text:style-name="P33">Kolejnosc: 5, 16, 7, 11, 6, 8, 3, 19, 18, 13, 10, 2, 1, 14, 12, 20, 17, 4, 15, 9, </text:p>
      <text:p text:style-name="P33">Min CMAX: 1127</text:p>
      <text:p text:style-name="P33">Czas NEH: 0.0040888s</text:p>
      <text:p text:style-name="P33"/>
      <text:p text:style-name="P31">Najlesze wyniku uzyskane za pomocą symulowanego wyżarzania:</text:p>
      <text:p text:style-name="P31"/>
      <text:list xml:id="list414327487" text:style-name="L1">
        <text:list-item>
          <text:p text:style-name="P36"><text:span text:style-name="T10">Kolejność początkowa: Wynik algorytmu NEH oraz użyty Insert</text:span><text:line-break/>Kolejność: 5, 16, 12, 6, 10, 2, 11, 1, 7, 14, 19, 3, 13, 18, 8, 15, 4, 20, 17, 9, </text:p>
          <text:p text:style-name="P37">Cmax: 1123, Liczba_iteracji: 665325 Czas: 12.1678s</text:p>
        </text:list-item>
        <text:list-item>
          <text:p text:style-name="P42"><text:span text:style-name="T18">T0=6; Tmin=5; μ=0.99</text:span></text:p>
          <text:list>
            <text:list-item>
              <text:p text:style-name="P75"><text:span text:style-name="T9">Cmax: 1111 Czas: 0.125671s</text:span></text:p>
            </text:list-item>
            <text:list-item>
              <text:p text:style-name="P38">Cmax: 1115 Czas: 0.128674s</text:p>
            </text:list-item>
            <text:list-item>
              <text:p text:style-name="P38">Cmax: 1120 Czas: 0.158523s</text:p>
            </text:list-item>
          </text:list>
        </text:list-item>
      </text:list>
      <text:p text:style-name="P58"/>
      <text:list xml:id="list152518512816532" text:continue-list="list152518944497040" text:style-name="L2">
        <text:list-item>
          <text:p text:style-name="P57">Różnica między zastosowaniem funkcji Instert i Swap</text:p>
        </text:list-item>
      </text:list>
      <text:p text:style-name="P32">Insert:</text:p>
      <text:p text:style-name="P34">Cmax: 1145, Liczba_iteracji: 266088 Czas: 4.69518s</text:p>
      <text:p text:style-name="P34">Cmax: 1149, Liczba_iteracji: 266201 Czas: 4.65095s</text:p>
      <text:p text:style-name="P34">Cmax: 1143, Liczba_iteracji: 265671 Czas: 4.85317s</text:p>
      <text:p text:style-name="P34">Cmax: 1143, Liczba_iteracji: 265752 Czas: 4.72858s</text:p>
      <text:p text:style-name="P34">Cmax: 1152, Liczba_iteracji: 266170 Czas: 4.67894s</text:p>
      <text:p text:style-name="P34">Cmax: 1153, Liczba_iteracji: 265745 Czas: 4.66613s</text:p>
      <text:p text:style-name="P34">Cmax: 1145, Liczba_iteracji: 266057 Czas: 4.73838s</text:p>
      <text:p text:style-name="P34">Cmax: 1139, Liczba_iteracji: 265918 Czas: 4.81182s</text:p>
      <text:p text:style-name="P34">Cmax: 1161, Liczba_iteracji: 265775 Czas: 4.72551s</text:p>
      <text:p text:style-name="P32">Cmax: 1127, Liczba_iteracji: 265659 Czas: 4.79366s</text:p>
      <text:p text:style-name="P32"/>
      <text:p text:style-name="P32">Swap:</text:p>
      <text:p text:style-name="P34">Cmax: 1151, Liczba_iteracji: 263959 Czas: 4.76654s</text:p>
      <text:p text:style-name="P32">Cmax: 1128, Liczba_iteracji: 263395 Czas: 4.76146s</text:p>
      <text:p text:style-name="P34">Cmax: 1151, Liczba_iteracji: 263798 Czas: 4.76683s</text:p>
      <text:p text:style-name="P34">Cmax: 1161, Liczba_iteracji: 264029 Czas: 4.77022s</text:p>
      <text:p text:style-name="P34">Cmax: 1161, Liczba_iteracji: 263666 Czas: 4.92801s</text:p>
      <text:p text:style-name="P34">Cmax: 1146, Liczba_iteracji: 263741 Czas: 4.76962s</text:p>
      <text:p text:style-name="P34">Cmax: 1156, Liczba_iteracji: 264054 Czas: 4.77182s</text:p>
      <text:p text:style-name="P34">Cmax: 1142, Liczba_iteracji: 263844 Czas: 4.77981s</text:p>
      <text:p text:style-name="P34">Cmax: 1154, Liczba_iteracji: 263949 Czas: 4.78164s</text:p>
      <text:p text:style-name="P34">Cmax: 1155, Liczba_iteracji: 263966 Czas: 4.77166s</text:p>
      <text:p text:style-name="P34"/>
      <text:p text:style-name="P34"/>
      <text:p text:style-name="P34"/>
      <text:list xml:id="list152518247000482" text:continue-numbering="true" text:style-name="L2">
        <text:list-item>
          <text:p text:style-name="P61"><text:soft-page-break/>Porównanie wyników dla dwóch różnych kolejności początkowych (rand vs NEH)</text:p>
        </text:list-item>
      </text:list>
      <text:p text:style-name="P46">T0 = 6, Tmin = 5, <text:span text:style-name="T27">μ=0.</text:span><text:span text:style-name="T28">99</text:span></text:p>
      <text:p text:style-name="P45">Początkowa kolejność: losowa</text:p>
      <text:p text:style-name="P45"/>
      <text:p text:style-name="P41">Cmax: 1127, Liczba_iteracji: 7919 Czas: 0.139332s</text:p>
      <text:p text:style-name="P45">Cmax: 1108, Liczba_iteracji: 7923 Czas: 0.139667s</text:p>
      <text:p text:style-name="P45">Cmax: 1108, Liczba_iteracji: 7928 Czas: 0.140173s</text:p>
      <text:p text:style-name="P41">Cmax: 1120, Liczba_iteracji: 7968 Czas: 0.140569s</text:p>
      <text:p text:style-name="P41">Cmax: 1129, Liczba_iteracji: 7988 Czas: 0.140555s</text:p>
      <text:p text:style-name="P41">Cmax: 1121, Liczba_iteracji: 7952 Czas: 0.140013s</text:p>
      <text:p text:style-name="P41">Cmax: 1127, Liczba_iteracji: 7966 Czas: 0.140735s</text:p>
      <text:p text:style-name="P41">Cmax: 1127, Liczba_iteracji: 7934 Czas: 0.13996s</text:p>
      <text:p text:style-name="P41">Cmax: 1120, Liczba_iteracji: 7973 Czas: 0.140499s</text:p>
      <text:p text:style-name="P41">Cmax: 1109, Liczba_iteracji: 7972 Czas: 0.140687s</text:p>
      <text:p text:style-name="P45"/>
      <text:p text:style-name="P45">Początkowa kolejność: NEH</text:p>
      <text:p text:style-name="P45"/>
      <text:p text:style-name="P41">Cmax: 1126, Liczba_iteracji: 7928 Czas: 0.145371s</text:p>
      <text:p text:style-name="P41">Cmax: 1127, Liczba_iteracji: 7949 Czas: 0.141726s</text:p>
      <text:p text:style-name="P41">Cmax: 1127, Liczba_iteracji: 7957 Czas: 0.145264s</text:p>
      <text:p text:style-name="P45">Cmax: 1108, Liczba_iteracji: 7923 Czas: 0.143313s</text:p>
      <text:p text:style-name="P41">Cmax: 1124, Liczba_iteracji: 7921 Czas: 0.141432s</text:p>
      <text:p text:style-name="P41">Cmax: 1120, Liczba_iteracji: 7932 Czas: 0.14153s</text:p>
      <text:p text:style-name="P41">Cmax: 1120, Liczba_iteracji: 7942 Czas: 0.142116s</text:p>
      <text:p text:style-name="P41">Cmax: 1127, Liczba_iteracji: 7915 Czas: 0.141983s</text:p>
      <text:p text:style-name="P41">Cmax: 1122, Liczba_iteracji: 7981 Czas: 0.142491s</text:p>
      <text:p text:style-name="P41">Cmax: 1110, Liczba_iteracji: 7931 Czas: 0.141735s</text:p>
      <text:list xml:id="list152519325688500" text:continue-numbering="true" text:style-name="L2">
        <text:list-item>
          <text:p text:style-name="P62">Wnioski:</text:p>
        </text:list-item>
      </text:list>
      <text:p text:style-name="P44"/>
      <text:p text:style-name="P40">Dobierając eksperymentalnie parametry wychładzania oraz temperaturę udało uzyskać się podczas jednej serii 10 wyliczeń, aż 4 wartości CMAX mniejsze od CMAX uzyskanego przez algorytm NEH dla instancji ta010. Wartości poszczególnych parametrów są następujące: T0 = 6, Tmin = 5, <text:span text:style-name="T16">μ=0.</text:span><text:span text:style-name="T17">99. </text:span><text:span text:style-name="T15">Z kolejnych obserwacji wynika, że uzyskiwane wartości są najmniejsze dla większych wartości współczynnika wychładzania.</text:span></text:p>
      <text:p text:style-name="P43"/>
      <text:p text:style-name="P40"><text:span text:style-name="T15">Jednorazowo otrzymano również przypadek znacznie odbiegający od sąsiednich wyników, a mianowicie uzyskana wartość CMAX wynosiła 1467. Uzyskano ją dla współczynników: <text:s/></text:span>T0 = 1000, Tmin = 900, <text:span text:style-name="T16">μ=0.</text:span><text:span text:style-name="T15">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ans" svg:font-family="Sans" style:font-family-generic="swiss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08:10:14.746267661</meta:creation-date>
    <dc:date>2019-04-12T15:25:17.570786513</dc:date>
    <meta:editing-duration>PT1H25M2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9" meta:paragraph-count="446" meta:word-count="2043" meta:character-count="14416" meta:non-whitespace-character-count="12827"/>
  </office:meta>
</office:document-meta>
</file>